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370be"/>
    </style:style>
    <style:style style:name="P2" style:family="paragraph" style:parent-style-name="Standard">
      <style:text-properties officeooo:rsid="001370be" officeooo:paragraph-rsid="001370be"/>
    </style:style>
    <style:style style:name="P3" style:family="paragraph" style:parent-style-name="Standard">
      <style:text-properties officeooo:rsid="0014c555" officeooo:paragraph-rsid="0014c555"/>
    </style:style>
    <style:style style:name="P4" style:family="paragraph" style:parent-style-name="Standard">
      <style:text-properties officeooo:rsid="0015ff73" officeooo:paragraph-rsid="0015ff7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ir design.</text:p>
      <text:p text:style-name="P1"/>
      <text:p text:style-name="P2">Its easy enough. It’s a gaming chair with a built in automated fold out HUD coming from behind the head, a built in phone holder coming from behind the right shoulder that is suction cup or something so It can hold phones with or without cases even otterboxes. Posture orrecting chair, and then the arm rest should be a normal arm rest, but a built in leg massager should come out of the arm rest by rotating out to the legs, and then there may be a track in the middle of the seat where the central part of the leg massager deploys from (2 or 3 parts on seperate tracks)</text:p>
      <text:p text:style-name="P2"/>
      <text:p text:style-name="P2">speakers behind the head. </text:p>
      <text:p text:style-name="P2"/>
      <text:p text:style-name="P2">Optional headphone port or bluetooth compatible. </text:p>
      <text:p text:style-name="P2">Hud should be compatible with all OSes and should deploy in such away that the use has to relax their neck and look up to see it. And if you use it as your capitains chair it should all be compatible with the equipment onboard. </text:p>
      <text:p text:style-name="P2">From the arm or both arms should be joysticks for fly by wire. 2 if you are comfortable using 2 or 1 if you want to use 1. </text:p>
      <text:p text:style-name="P2"/>
      <text:p text:style-name="P2">there should also be a foldout microphone so you can use the mic and don’t have to wear headsets all the time while flying. <text:s/></text:p>
      <text:p text:style-name="P2"/>
      <text:p text:style-name="P2">Maybe some inflation and compression massaging for the hips and stuff. </text:p>
      <text:p text:style-name="P2"/>
      <text:p text:style-name="P2">And recline to zero g position. </text:p>
      <text:p text:style-name="P2">Arm rests should also fold away for playing guitars, bass guitars etcetera. </text:p>
      <text:p text:style-name="P2">Conveniently placed cupholders that can stay in place while the seat is moving and twisting and doing gentle physical therapy. </text:p>
      <text:p text:style-name="P2"/>
      <text:p text:style-name="P3">Joystick should also be able to be used in lieu of a mouse. </text:p>
      <text:p text:style-name="P3"/>
      <text:p text:style-name="P3"/>
      <text:p text:style-name="P3">Itll be a great char for flying, driving, yachting, lounging etcetera, and it can be safer also <text:s/>because it would support the head and neck and you could put seatbelts on that like they do in nascar so that not all crashes have to be 100% fatal. </text:p>
      <text:p text:style-name="P3"/>
      <text:p text:style-name="P3">It can even have a built in robotic arm that deploys and folds from the bottom of the chair</text:p>
      <text:p text:style-name="P3">(options up to 3) to give even more massage options and styles. </text:p>
      <text:p text:style-name="P3"/>
      <text:p text:style-name="P3">And the joystics should vibrate for 30 seconds every 2 or 3 minutes.</text:p>
      <text:p text:style-name="P3"/>
      <text:p text:style-name="P4">The chair has uses. But the chairs on planes are way too uncomfortable. And squishe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7T15:27:11.125000000</meta:creation-date>
    <dc:date>2018-05-07T15:49:37.098000000</dc:date>
    <meta:editing-duration>PT9M45S</meta:editing-duration>
    <meta:editing-cycles>2</meta:editing-cycles>
    <meta:generator>LibreOffice/6.0.3.2$Windows_X86_64 LibreOffice_project/8f48d515416608e3a835360314dac7e47fd0b821</meta:generator>
    <meta:document-statistic meta:table-count="0" meta:image-count="0" meta:object-count="0" meta:page-count="1" meta:paragraph-count="17" meta:word-count="388" meta:character-count="2056" meta:non-whitespace-character-count="1670"/>
  </office:meta>
</office:document-meta>
</file>